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_bool_field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bool_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Filter_bool_field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bool_field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bool_field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Filter_bool_field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